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3.282cm"/>
    </style:style>
    <style:style style:name="Table1.C" style:family="table-column">
      <style:table-column-properties style:column-width="2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ced7d5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ed7d5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09c4c1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0f34619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justify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26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0.499cm" style:auto-text-indent="false" style:page-number="auto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0" style:family="paragraph" style:parent-style-name="Standard" style:list-style-name="L1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1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9a58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0f34619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15ce7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T14" style:family="text">
      <style:text-properties officeooo:rsid="00f9a58a"/>
    </style:style>
    <style:style style:name="T15" style:family="text">
      <style:text-properties officeooo:rsid="01000ea8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7cm" draw:visible-area-height="5.027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ІНІСТЕРСТВО ОСВІТИ І НАУКИ УКРАЇНИ</text:p>
      <text:p text:style-name="P1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9">4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27"><text:span text:style-name="T3">на тему: </text:span><text:span text:style-name="T4">«Робота з шаблонами(generic java)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23">Тема. <text:span text:style-name="T10">Робота з шаблонами(generic java).</text:span></text:p>
      <text:p text:style-name="P22"><text:span text:style-name="T13">М</text:span><text:span text:style-name="T12">ета. </text:span><text:span text:style-name="T11">Ознайомитися <text:s text:c="2"/>з <text:s text:c="2"/>поняттям <text:s text:c="2"/>узагальнення, <text:s text:c="2"/>варіантами <text:s text:c="2"/>його застосування. Отримати практичні навички роботи з колекціями як різновидом узагальнень.</text:span></text:p>
      <text:p text:style-name="P14"/>
      <text:p text:style-name="P21"><text:span text:style-name="T12">Завдання. </text:span><text:span text:style-name="T11">Виконайте <text:s/>моделювання ситуації,описаної в <text:s/>індивідуальному <text:s/>завданні,з використанням структур JavaCollectionFramework. Обґрунтуйте вибір структури даних, виконайте аналіз можливих альтернатив.</text:span></text:p>
      <text:p text:style-name="P15">Індивідуальне 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39260688032">
          <table:table-cell table:style-name="Table1.A1" office:value-type="string">
            <text:p text:style-name="P26">Варіант</text:p>
          </table:table-cell>
          <table:table-cell table:style-name="Table1.A1" office:value-type="string">
            <text:p text:style-name="P25">Ситуація</text:p>
          </table:table-cell>
          <table:table-cell table:style-name="Table1.C1" office:value-type="string">
            <text:p text:style-name="P25">Значення параметризованого типу</text:p>
          </table:table-cell>
        </table:table-row>
        <table:table-row table:style-name="TableLine93939260798976">
          <table:table-cell table:style-name="Table1.A2" office:value-type="string">
            <text:p text:style-name="P25">6</text:p>
          </table:table-cell>
          <table:table-cell table:style-name="Table1.A2" office:value-type="string">
            <text:p text:style-name="P24">Снігуронька <text:s/>записує <text:s/>бажання <text:s/>дітей, <text:s/>які шикуються у чергу. Бажання можуть бути таких видів: іграшки, гаджети, одяг, смаколики. Дід <text:s/>Мороз <text:s/>виконує <text:s/>бажання <text:s/>по <text:s/>одному <text:s/>у порядку <text:s/>надходження. <text:s/>Порахувати <text:s/>скільки бажань кожного виду вже виконав Дід.</text:p>
          </table:table-cell>
          <table:table-cell table:style-name="Table1.C2" office:value-type="string">
            <text:p text:style-name="P26">Бажання</text:p>
          </table:table-cell>
        </table:table-row>
      </table:table>
      <text:p text:style-name="P17"/>
      <text:p text:style-name="P16"><text:span text:style-name="T12">Текст програми. </text:span><text:a xlink:type="simple" xlink:href="https://github.com/dazzlemon/diit_121-ipz_y2_asd/tree/main/4/src/main/java/asd4" text:style-name="Internet_20_link" text:visited-style-name="Visited_20_Internet_20_Link"><text:span text:style-name="T11">github</text:span></text:a></text:p>
      <text:p text:style-name="P18"/>
      <text:p text:style-name="P20">Вибір та обґрунтування колекції.</text:p>
      <text:p text:style-name="P28">java.util.LinkedList&lt;E&gt; - реалізує інтерфейс java.util.Queue&lt;E&gt;, є двозв'язним списком, тож складність додавання та видалення елементів у обидва кінці є сталою, інші операції не потрібні, тож цей клас є найкращим <text:s/>вибором.</text:p>
      <text:p text:style-name="P28">Інші класи, які були розглянуті(які реалізують інтерфейс черги), але не підійшли:</text:p>
      <text:list xml:id="list1834197239" text:style-name="L1">
        <text:list-item>
          <text:p text:style-name="P30">класи із Array у назві - через те, що вони засновані на масиві, вони або мають обмежений розмір, або виділення пам’яті під нові елементи дорожче ніж у обраному класі.</text:p>
        </text:list-item>
        <text:list-item>
          <text:p text:style-name="P31">класи із Concurrent у назві та LinkedTransferQueue - нічим не краще ніж обраний клас у даній задачі, мають додатковий коштовний функціонал для взаємодії з багатьма потоками.</text:p>
        </text:list-item>
        <text:list-item>
          <text:p text:style-name="P30">класи із Blocking у назві та SynchronousQueue, DelayQueue - класи із специфічним функціоналом для асинхронних програм.</text:p>
        </text:list-item>
        <text:list-item>
          <text:p text:style-name="P30">PriorityQueue - черга із пріоритетом, додатковий непотрібний функ<text:span text:style-name="T14">ціонал.</text:span></text:p>
        </text:list-item>
      </text:list>
      <text:p text:style-name="P19"/>
      <text:p text:style-name="P20">Висновки.</text:p>
      <text:p text:style-name="P32">Була розроблена програма, яка спочатку у циклі генерує різна бажання, а потім у іншому циклі рахує їх за типами. Ця програма має лише один потік, авжеж можна було розробити програму із двома потоками, де один потік генерує значення(можна обмежити кількість бажань у коді, або спитати у користувача на початку програми, або додати третій потік, який буде очікувати поки користувач не зупинить потік бажань), а другий потік буде їх рахувати. Подібна модель буде більш реалістичною, і для неї знадобиться синхронна черга(SynchronousQueue). Але програму можна ускладняти до нескінченності, і на якійсь ітерації вже не вистачить стандартного функціоналу, тож розроблена програмам моделює задану ситуа<text:span text:style-name="T15">цію з найбільшою єфективніст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07T16:37:21.526480337</dc:date>
    <meta:editing-duration>PT11H41M52S</meta:editing-duration>
    <meta:editing-cycles>222</meta:editing-cycles>
    <meta:generator>LibreOffice/7.0.4.2$Linux_X86_64 LibreOffice_project/00$Build-2</meta:generator>
    <meta:document-statistic meta:table-count="1" meta:image-count="0" meta:object-count="1" meta:page-count="2" meta:paragraph-count="35" meta:word-count="364" meta:character-count="2710" meta:non-whitespace-character-count="2352"/>
  </office:meta>
</office:document-meta>
</file>